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2in" style:rel-column-width="9397*"/>
    </style:style>
    <style:style style:name="Table6.B" style:family="table-column">
      <style:table-column-properties style:column-width="1.9507in" style:rel-column-width="18383*"/>
    </style:style>
    <style:style style:name="Table6.C" style:family="table-column">
      <style:table-column-properties style:column-width="4.0063in" style:rel-column-width="3775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1035in" style:rel-column-width="1589*"/>
    </style:style>
    <style:style style:name="Table3.B" style:family="table-column">
      <style:table-column-properties style:column-width="1.0528in" style:rel-column-width="1516*"/>
    </style:style>
    <style:style style:name="Table3.C" style:family="table-column">
      <style:table-column-properties style:column-width="0.5306in" style:rel-column-width="764*"/>
    </style:style>
    <style:style style:name="Table3.D" style:family="table-column">
      <style:table-column-properties style:column-width="0.9903in" style:rel-column-width="1426*"/>
    </style:style>
    <style:style style:name="Table3.F" style:family="table-column">
      <style:table-column-properties style:column-width="0.9896in" style:rel-column-width="1425*"/>
    </style:style>
    <style:style style:name="Table3.G" style:family="table-column">
      <style:table-column-properties style:column-width="0.791in" style:rel-column-width="1139*"/>
    </style:style>
    <style:style style:name="Table3.H" style:family="table-column">
      <style:table-column-properties style:column-width="0.7722in" style:rel-column-width="111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083in" style:rel-column-width="40795*"/>
    </style:style>
    <style:style style:name="Table4.B" style:family="table-column">
      <style:table-column-properties style:column-width="1in" style:rel-column-width="9693*"/>
    </style:style>
    <style:style style:name="Table4.C" style:family="table-column">
      <style:table-column-properties style:column-width="1.5521in" style:rel-column-width="15047*"/>
    </style:style>
    <style:style style:name="Table4.1" style:family="table-row">
      <style:table-row-properties style:min-row-height="0.520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1979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3"/><text:span text:style-name="T2"><text:text-input text:description="">$purchaseOrder.title</text:text-input></text:span><text:span text:style-name="T3"> </text:span>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Payment Terms <text:s text:c="7"/><text:text-input text:description="">$purchaseOrder.terms</text:text-input></text:p>
            <text:p text:style-name="P7"><text:s text:c="18"/>Status <text:s text:c="22"/><text:text-input text:description="">$purchase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To.address1</text:text-input></text:p>
            <text:p text:style-name="P4"><text:text-input text:description="">$purchaseOrder.billTo.street</text:text-input></text:p>
            <text:p text:style-name="P4"><text:text-input text:description="">$purchaseOrder.billTo.city</text:text-input></text:p>
            <text:p text:style-name="P4"><text:text-input text:description="">$purchaseOrder.billTo.stateOrProvinence</text:text-input></text:p>
            <text:p text:style-name="P4"><text:text-input text:description="">$purchaseOrder.billTo.zipOrPostalCode</text:text-input></text:p>
            <text:p text:style-name="P4"><text:text-input text:description="">$purchaseOrder.billTo.countryOrRegion</text:text-input></text:p>
          </table:table-cell>
          <table:table-cell table:style-name="Table9.B2" office:value-type="string">
            <text:p text:style-name="P4"><text:text-input text:description="">$purchaseOrder.shipTo.address1</text:text-input></text:p>
            <text:p text:style-name="P4"><text:text-input text:description="">$purchaseOrder.shipTo.street</text:text-input></text:p>
            <text:p text:style-name="P4"><text:text-input text:description="">$purchaseOrder.shipTo.city</text:text-input></text:p>
            <text:p text:style-name="P4"><text:text-input text:description="">$purchaseOrder.shipTo.stateOrProvinence</text:text-input></text:p>
            <text:p text:style-name="P4"><text:text-input text:description="">$purchaseOrder.shipTo.zipOrPostalCode</text:text-input></text:p>
            <text:p text:style-name="P4"><text:text-input text:description="">$purchase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purchaseOrder.taxTotal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Address.address1</text:text-input></text:p>
            <text:p text:style-name="Table_20_Contents"><text:text-input text:description="">$purchaseOrder.regAddress.street</text:text-input></text:p>
            <text:p text:style-name="Table_20_Contents"><text:text-input text:description="">$purchaseOrder.regAddress.city</text:text-input></text:p>
            <text:p text:style-name="Table_20_Contents"><text:text-input text:description="">$purchaseOrder.regAddress.stateOrProvinence</text:text-input></text:p>
            <text:p text:style-name="Table_20_Contents"><text:text-input text:description="">$purchaseOrder.regAddress.zipOrPostalCode</text:text-input></text:p>
            <text:p text:style-name="Table_20_Contents"><text:text-input text:description="">$purchase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32:20.13</dc:date>
    <meta:editing-duration>PT03H20M13S</meta:editing-duration>
    <meta:editing-cycles>87</meta:editing-cycles>
    <dc:creator>Nagaraju Palla</dc:creator>
    <meta:document-statistic meta:table-count="7" meta:image-count="2" meta:object-count="0" meta:page-count="1" meta:paragraph-count="57" meta:word-count="77" meta:character-count="1467"/>
  </office:meta>
</office:document-meta>
</file>